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35in"/>
    </style:style>
    <style:style style:name="co3" style:family="table-column">
      <style:table-column-properties fo:break-before="auto" style:column-width="1.7693in"/>
    </style:style>
    <style:style style:name="co4" style:family="table-column">
      <style:table-column-properties fo:break-before="auto" style:column-width="4.0417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3.911in"/>
    </style:style>
    <style:style style:name="co8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top"/>
      <style:paragraph-properties fo:text-align="start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4"/>
        <table:table-column table:style-name="co4" table:default-cell-style-name="ce9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Week 1 Immersion</text:p>
          </table:table-cell>
          <table:covered-table-cell table:style-name="ce6"/>
          <table:covered-table-cell table:style-name="ce8"/>
          <table:covered-table-cell table:style-name="ce1"/>
          <table:covered-table-cell/>
          <table:table-cell table:number-columns-repeated="4"/>
          <table:table-cell table:style-name="ce11" table:number-columns-repeated="1014"/>
        </table:table-row>
        <table:table-row table:style-name="ro1">
          <table:table-cell table:style-name="ce1" office:value-type="string">
            <text:p>Technologies</text:p>
          </table:table-cell>
          <table:table-cell table:style-name="ce6" office:value-type="string" table:number-columns-spanned="2" table:number-rows-spanned="1">
            <text:p>Concepts</text:p>
          </table:table-cell>
          <table:covered-table-cell table:style-name="Default"/>
          <table:table-cell table:style-name="ce1" office:value-type="string">
            <text:p>Instruction</text:p>
          </table:table-cell>
          <table:table-cell table:number-columns-repeated="5"/>
          <table:table-cell table:style-name="ce11" table:number-columns-repeated="1014"/>
        </table:table-row>
        <table:table-row table:style-name="ro2">
          <table:table-cell table:style-name="ce2" office:value-type="string">
            <text:p>.NET Architectural Components</text:p>
          </table:table-cell>
          <table:table-cell table:style-name="ce7" office:value-type="string" table:number-columns-spanned="2" table:number-rows-spanned="1">
            <text:p>Repo : Repository</text:p>
          </table:table-cell>
          <table:covered-table-cell/>
          <table:table-cell office:value-type="string">
            <text:p>git init</text:p>
          </table:table-cell>
          <table:table-cell table:number-columns-repeated="1019"/>
        </table:table-row>
        <table:table-row table:style-name="ro1">
          <table:table-cell office:value-type="string">
            <text:p><text:s text:c="2"/>.NET Core</text:p>
          </table:table-cell>
          <table:table-cell office:value-type="string">
            <text:p>Entity Framework : SQL – Structured Query Language</text:p>
          </table:table-cell>
          <table:table-cell/>
          <table:table-cell office:value-type="string">
            <text:p>git add</text:p>
          </table:table-cell>
          <table:table-cell table:number-columns-repeated="1019"/>
        </table:table-row>
        <table:table-row table:style-name="ro1">
          <table:table-cell office:value-type="string">
            <text:p><text:s text:c="2"/>.NET Standard</text:p>
          </table:table-cell>
          <table:table-cell office:value-type="string">
            <text:p><text:s text:c="30"/>DB – Database</text:p>
          </table:table-cell>
          <table:table-cell/>
          <table:table-cell office:value-type="string">
            <text:p>git commit</text:p>
          </table:table-cell>
          <table:table-cell table:number-columns-repeated="1019"/>
        </table:table-row>
        <table:table-row table:style-name="ro1">
          <table:table-cell office:value-type="string">
            <text:p><text:s text:c="2"/>.NET Framework</text:p>
          </table:table-cell>
          <table:table-cell office:value-type="string">
            <text:p><text:s text:c="27"/>ORM – Object Relational Mapping</text:p>
          </table:table-cell>
          <table:table-cell/>
          <table:table-cell office:value-type="string">
            <text:p>git branch</text:p>
          </table:table-cell>
          <table:table-cell table:number-columns-repeated="1019"/>
        </table:table-row>
        <table:table-row table:style-name="ro2">
          <table:table-cell office:value-type="string">
            <text:p><text:s text:c="2"/>.NET Runtime</text:p>
          </table:table-cell>
          <table:table-cell office:value-type="string">
            <text:p>HTML: HyperText MarkUp Language</text:p>
          </table:table-cell>
          <table:table-cell/>
          <table:table-cell office:value-type="string">
            <text:p>git remote</text:p>
          </table:table-cell>
          <table:table-cell table:number-columns-repeated="1019"/>
        </table:table-row>
        <table:table-row table:style-name="ro1">
          <table:table-cell office:value-type="string">
            <text:p>ASP.NET Core : Active Server Pages</text:p>
          </table:table-cell>
          <table:table-cell office:value-type="string">
            <text:p>CSS: Cascading Style Sheets</text:p>
          </table:table-cell>
          <table:table-cell/>
          <table:table-cell office:value-type="string">
            <text:p>git push</text:p>
          </table:table-cell>
          <table:table-cell table:number-columns-repeated="1019"/>
        </table:table-row>
        <table:table-row table:style-name="ro1">
          <table:table-cell office:value-type="string">
            <text:p>UWP : Universal Windows Platform</text:p>
          </table:table-cell>
          <table:table-cell office:value-type="string">
            <text:p>JS: JavaScript</text:p>
          </table:table-cell>
          <table:table-cell/>
          <table:table-cell office:value-type="string">
            <text:p>git pull</text:p>
          </table:table-cell>
          <table:table-cell table:number-columns-repeated="1019"/>
        </table:table-row>
        <table:table-row table:style-name="ro1">
          <table:table-cell office:value-type="string">
            <text:p>Mono</text:p>
          </table:table-cell>
          <table:table-cell office:value-type="string">
            <text:p>SDLC: Software Development Life Cycle</text:p>
          </table:table-cell>
          <table:table-cell/>
          <table:table-cell office:value-type="string">
            <text:p>git clone</text:p>
          </table:table-cell>
          <table:table-cell table:number-columns-repeated="1019"/>
        </table:table-row>
        <table:table-row table:style-name="ro2">
          <table:table-cell office:value-type="string">
            <text:p>Xamarin</text:p>
          </table:table-cell>
          <table:table-cell office:value-type="string">
            <text:p>DevOps: Development Operations</text:p>
          </table:table-cell>
          <table:table-cell/>
          <table:table-cell table:style-name="ce10" office:value-type="string">
            <text:p>..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ocker</text:p>
          </table:table-cell>
          <table:table-cell table:style-name="ce3" office:value-type="string">
            <text:p>SDK : Software Development Kit</text:p>
          </table:table-cell>
          <table:table-cell/>
          <table:table-cell table:style-name="ce10" office:value-type="string">
            <text:p>..</text:p>
          </table:table-cell>
          <table:table-cell table:number-columns-repeated="1019"/>
        </table:table-row>
        <table:table-row table:style-name="ro1">
          <table:table-cell office:value-type="string">
            <text:p>Azure Cloud</text:p>
          </table:table-cell>
          <table:table-cell table:style-name="Default" office:value-type="string">
            <text:p>API: Application Programming Interface</text:p>
          </table:table-cell>
          <table:table-cell/>
          <table:table-cell office:value-type="string">
            <text:p>ls</text:p>
          </table:table-cell>
          <table:table-cell table:number-columns-repeated="1019"/>
        </table:table-row>
        <table:table-row table:style-name="ro2">
          <table:table-cell office:value-type="string">
            <text:p>Apis</text:p>
          </table:table-cell>
          <table:table-cell office:value-type="string">
            <text:p>SOAP: Simple Object Access Protocol</text:p>
          </table:table-cell>
          <table:table-cell/>
          <table:table-cell office:value-type="string">
            <text:p>cd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TypeScript</text:p>
          </table:table-cell>
          <table:table-cell office:value-type="string">
            <text:p>REST: Representational State Transfer</text:p>
          </table:table-cell>
          <table:table-cell/>
          <table:table-cell office:value-type="string">
            <text:p>rm</text:p>
          </table:table-cell>
          <table:table-cell table:number-columns-repeated="1019"/>
        </table:table-row>
        <table:table-row table:style-name="ro2">
          <table:table-cell office:value-type="string">
            <text:p>Angular</text:p>
          </table:table-cell>
          <table:table-cell office:value-type="string">
            <text:p>XML: Extended Markup Language</text:p>
          </table:table-cell>
          <table:table-cell/>
          <table:table-cell office:value-type="string">
            <text:p>mkdir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gitBash</text:p>
          </table:table-cell>
          <table:table-cell office:value-type="string">
            <text:p>JSON: JavaScript Object Notation</text:p>
          </table:table-cell>
          <table:table-cell/>
          <table:table-cell office:value-type="string">
            <text:p>touch</text:p>
          </table:table-cell>
          <table:table-cell table:number-columns-repeated="1019"/>
        </table:table-row>
        <table:table-row table:style-name="ro2">
          <table:table-cell office:value-type="string">
            <text:p>DotNet</text:p>
          </table:table-cell>
          <table:table-cell office:value-type="string">
            <text:p>microservices</text:p>
          </table:table-cell>
          <table:table-cell/>
          <table:table-cell office:value-type="string">
            <text:p>/c/</text:p>
          </table:table-cell>
          <table:table-cell table:number-columns-repeated="1019"/>
        </table:table-row>
        <table:table-row table:style-name="ro1">
          <table:table-cell office:value-type="string">
            <text:p>VIM</text:p>
          </table:table-cell>
          <table:table-cell office:value-type="string">
            <text:p>orchestration</text:p>
          </table:table-cell>
          <table:table-cell table:number-columns-repeated="1021"/>
        </table:table-row>
        <table:table-row table:style-name="ro2">
          <table:table-cell office:value-type="string">
            <text:p>Nano</text:p>
          </table:table-cell>
          <table:table-cell office:value-type="string">
            <text:p>Kubernetes</text:p>
          </table:table-cell>
          <table:table-cell table:number-columns-repeated="1021"/>
        </table:table-row>
        <table:table-row table:style-name="ro2">
          <table:table-cell office:value-type="string">
            <text:p>NuGet</text:p>
          </table:table-cell>
          <table:table-cell office:value-type="string">
            <text:p>Source Code</text:p>
          </table:table-cell>
          <table:table-cell table:number-columns-repeated="1021"/>
        </table:table-row>
        <table:table-row table:style-name="ro2">
          <table:table-cell office:value-type="string">
            <text:p>xUnit</text:p>
          </table:table-cell>
          <table:table-cell office:value-type="string">
            <text:p>IL: Intermediate Langu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rtual Machi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I: Common Language Infrastructu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E: Integrated Development Environm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OP: Object Oriented Programming'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LR: Common Language Runtim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IL: Common Intermediate Languag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SIL: MicroSoft Intermediate Langu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mpiler (Roslyn C#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chine Code || Native Instruction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bsolute Pat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lative Pat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CS: Version Control Sys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CM: Source Code Managem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erface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xception Handling with TryCatchFinallyThro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truct: User-Defined Structure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olymorphism – 4 Pillars of OO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heritance – 4 Pillars of OO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capsulation – 4 Pillars of OO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bstraction – 4 Pillars of OOP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brstract Cla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cess Modifiers (Public, Private, Protected, Internal, Protected Internal, Private Protected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arameter Modifiers (Out, Params, In, Ref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ther Modifiers: (Abstract, Const, ReadOnly, Static, Virtual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ngle Responsibility Principle (Soli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n Close Principle (Solid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iskov Substitution Principle (Soli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terface Segregation Principle (Soli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pendency Inversion Principle (Solid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-Variance &amp; Contra-Varia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VC: Model, View, Controller &amp; UE: User Experience with UA: User Application 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>
            <text:p>Delegat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t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 Conver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rializ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le I/O: Input/Output</text:p>
          </table:table-cell>
          <table:table-cell table:number-columns-repeated="1021"/>
        </table:table-row>
        <table:table-row table:style-name="ro2" table:visibility="collapse">
          <table:table-cell/>
          <table:table-cell office:value-type="string">
            <text:p>Async: Asynchronous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gg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DD: Test Driven Development</text:p>
          </table:table-cell>
          <table:table-cell table:number-columns-repeated="1021"/>
        </table:table-row>
        <table:table-row table:style-name="ro1" table:visibility="collapse">
          <table:table-cell/>
          <table:table-cell office:value-type="string">
            <text:p>OWASP Top 10 Security Risks (Injection, Broken Authentication, Sensitive Data Exposure)</text:p>
          </table:table-cell>
          <table:table-cell table:number-columns-repeated="1021"/>
        </table:table-row>
        <table:table-row table:style-name="ro2" table:visibility="collapse">
          <table:table-cell/>
          <table:table-cell office:value-type="string">
            <text:p>OWASP (XXE: XML External Entities, Broken Access Control, Security Mis-configuration)</text:p>
          </table:table-cell>
          <table:table-cell table:number-columns-repeated="1021"/>
        </table:table-row>
        <table:table-row table:style-name="ro2" table:visibility="collapse">
          <table:table-cell/>
          <table:table-cell office:value-type="string">
            <text:p>OWASP (XSS: Cross-Site Scripting, Insecure De-serialization)</text:p>
          </table:table-cell>
          <table:table-cell table:number-columns-repeated="1021"/>
        </table:table-row>
        <table:table-row table:style-name="ro2" table:visibility="collapse">
          <table:table-cell/>
          <table:table-cell office:value-type="string">
            <text:p>OWASP (Using Components with Known Vulnerabilities, Insuffient Logging &amp; Monitoring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thod Hid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verload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verrid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a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stanti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bjec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cessibil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cal Variabl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thods – Static &amp; Insta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ass – Value &amp; Reference Paramet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ic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i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u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olea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umbers – Int, Float, Decima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tring &amp; string.empty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lass – Type Parameter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lass – Base Class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VCS (Distributed VCS)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VCS (Centralized Version Control System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amespa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ject, Build Assembly, Solu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sting – Up &amp; D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rbage Collecto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c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ap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Queq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de Block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struc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in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mitive DataTyp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ference Ty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umerato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S: Common Language Specific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TS: Common Type Sys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IT: Just In-Time Compil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S: Virtual Execution Sys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mantic Code – Com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 Convers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licit Conversio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ypeOf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age Errors, Program Errors, System Failur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ustom Exceptions, User-Defined Exception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lections (Array, List, Linked List, Map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djacent Memory for Collections (Array, List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ointer Memory for Collections [ {List (Linked), Dictionary – Map (Key/Value Pair) ]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untime – Breakpoints</text:p>
          </table:table-cell>
          <table:table-cell table:number-columns-repeated="1021"/>
        </table:table-row>
        <table:table-row table:style-name="ro2" table:number-rows-repeated="104846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style-name="ce1" table:number-columns-repeated="2"/>
          <table:table-cell table:style-name="ce11" table:number-columns-repeated="3"/>
        </table:table-row>
        <table:table-row table:style-name="ro1">
          <table:table-cell table:style-name="ce1" office:value-type="string">
            <text:p>Resource</text:p>
          </table:table-cell>
          <table:table-cell table:style-name="ce1" office:value-type="string">
            <text:p>Tasks</text:p>
          </table:table-cell>
          <table:table-cell table:style-name="ce11" office:value-type="string">
            <text:p>Reference Manuals</text:p>
          </table:table-cell>
          <table:table-cell table:style-name="ce11" table:number-columns-repeated="2"/>
        </table:table-row>
        <table:table-row table:style-name="ro2">
          <table:table-cell office:value-type="string">
            <text:p>Slack.com</text:p>
          </table:table-cell>
          <table:table-cell office:value-type="string">
            <text:p>gitBash Exercise in Slack</text:p>
          </table:table-cell>
          <table:table-cell office:value-type="string">
            <text:p>VIM</text:p>
          </table:table-cell>
          <table:table-cell office:value-type="string">
            <text:p><text:a xlink:href="https://www.openvim.com/">https://www.openvim.com/</text:a></text:p>
          </table:table-cell>
          <table:table-cell/>
        </table:table-row>
        <table:table-row table:style-name="ro2">
          <table:table-cell office:value-type="string">
            <text:p>VS Code</text:p>
          </table:table-cell>
          <table:table-cell office:value-type="string">
            <text:p>C# Hello World in Revature Pro</text:p>
          </table:table-cell>
          <table:table-cell office:value-type="string">
            <text:p>VIM</text:p>
          </table:table-cell>
          <table:table-cell office:value-type="string">
            <text:p><text:a xlink:href="https://vimhelp.org/">https://vimhelp.org/</text:a></text:p>
          </table:table-cell>
          <table:table-cell/>
        </table:table-row>
        <table:table-row table:style-name="ro2">
          <table:table-cell office:value-type="string">
            <text:p>Visual Studio 2019</text:p>
          </table:table-cell>
          <table:table-cell office:value-type="string">
            <text:p>GitHub Repository</text:p>
          </table:table-cell>
          <table:table-cell office:value-type="string">
            <text:p>gitBash</text:p>
          </table:table-cell>
          <table:table-cell office:value-type="string">
            <text:p><text:a xlink:href="https://www.educative.io/blog/bash-shell-command-cheat-sheet">https://www.educative.io/blog/bash-shell-command-cheat-sheet</text:a></text:p>
          </table:table-cell>
          <table:table-cell/>
        </table:table-row>
        <table:table-row table:style-name="ro2">
          <table:table-cell office:value-type="string">
            <text:p>gitBash</text:p>
          </table:table-cell>
          <table:table-cell office:value-type="string">
            <text:p>HackerRank <text:a xlink:href="https://www.hackerrank.com/2102netnickweek1">https://www.hackerrank.com/2102netnickweek1</text:a></text:p>
          </table:table-cell>
          <table:table-cell office:value-type="string">
            <text:p>gitBash</text:p>
          </table:table-cell>
          <table:table-cell office:value-type="string">
            <text:p><text:a xlink:href="http://kgarofali.github.io/Pre-MAP//docs/UnixHandout.pdf">http://kgarofali.github.io/Pre-MAP//docs/UnixHandout.pdf</text:a></text:p>
          </table:table-cell>
          <table:table-cell/>
        </table:table-row>
        <table:table-row table:style-name="ro2">
          <table:table-cell office:value-type="string">
            <text:p>GitHub.com</text:p>
          </table:table-cell>
          <table:table-cell office:value-type="string">
            <text:p>C# Reading of Particular Topics in Slack</text:p>
          </table:table-cell>
          <table:table-cell office:value-type="string">
            <text:p>DotNet</text:p>
          </table:table-cell>
          <table:table-cell office:value-type="string">
            <text:p><text:a xlink:href="https://docs.microsoft.com/en-us/dotnet/core/introduction">https://docs.microsoft.com/en-us/dotnet/core/introduction</text:a></text:p>
          </table:table-cell>
          <table:table-cell/>
        </table:table-row>
        <table:table-row table:style-name="ro2">
          <table:table-cell office:value-type="string">
            <text:p>HackerRank.com</text:p>
          </table:table-cell>
          <table:table-cell office:value-type="string">
            <text:p>C# Rock, Paper, Scissors</text:p>
          </table:table-cell>
          <table:table-cell office:value-type="string">
            <text:p>C#</text:p>
          </table:table-cell>
          <table:table-cell office:value-type="string">
            <text:p><text:a xlink:href="https://docs.microsoft.com/en-us/dotnet/csharp/tutorials/intro-to-csharp/local-environment">https://docs.microsoft.com/en-us/dotnet/csharp/tutorials/intro-to-csharp/local-environment</text:a></text:p>
          </table:table-cell>
          <table:table-cell/>
        </table:table-row>
        <table:table-row table:style-name="ro2">
          <table:table-cell office:value-type="string">
            <text:p>Discord.com</text:p>
          </table:table-cell>
          <table:table-cell office:value-type="string">
            <text:p>Unit Testing Reading in Slack</text:p>
          </table:table-cell>
          <table:table-cell office:value-type="string">
            <text:p>C#</text:p>
          </table:table-cell>
          <table:table-cell office:value-type="string">
            <text:p><text:a xlink:href="https://docs.microsoft.com/en-us/dotnet/csharp/tour-of-csharp/">https://docs.microsoft.com/en-us/dotnet/csharp/tour-of-csharp/</text:a></text:p>
          </table:table-cell>
          <table:table-cell/>
        </table:table-row>
        <table:table-row table:style-name="ro2">
          <table:table-cell/>
          <table:table-cell office:value-type="string">
            <text:p>C# RoundTable xUnit Testing</text:p>
          </table:table-cell>
          <table:table-cell office:value-type="string">
            <text:p>Git</text:p>
          </table:table-cell>
          <table:table-cell office:value-type="string">
            <text:p>https://learngitbranching.js.org/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it</text:p>
          </table:table-cell>
          <table:table-cell office:value-type="string">
            <text:p><text:a xlink:href="https://stackoverflow.com/questions/1274057/how-to-make-git-forget-about-a-file-that-was-tracked-but-is-now-in-gitignore/23839198#23839198">https://stackoverflow.com/questions/1274057/how-to-make-git-forget-about-a-file-that-was-tracked-but-is-now-in-gitignore/23839198#23839198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CS</text:p>
          </table:table-cell>
          <table:table-cell office:value-type="string">
            <text:p><text:a xlink:href="https://guides.github.com/introduction/git-handbook/">https://guides.github.com/introduction/git-handbook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#</text:p>
          </table:table-cell>
          <table:table-cell office:value-type="string">
            <text:p><text:a xlink:href="https://docs.microsoft.com/en-us/dotnet/csharp/properties">https://docs.microsoft.com/en-us/dotnet/csharp/properties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#</text:p>
          </table:table-cell>
          <table:table-cell office:value-type="string">
            <text:p><text:a xlink:href="https://docs.microsoft.com/en-us/dotnet/csharp/programming-guide/concepts/covariance-contravariance/">https://docs.microsoft.com/en-us/dotnet/csharp/programming-guide/concepts/covariance-contravariance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#</text:p>
          </table:table-cell>
          <table:table-cell office:value-type="string">
            <text:p><text:a xlink:href="https://www.youtube.com/watch?v=q1nQILMqAXA">https://www.youtube.com/watch?v=q1nQILMqAXA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.NET</text:p>
          </table:table-cell>
          <table:table-cell office:value-type="string">
            <text:p><text:a xlink:href="https://docs.microsoft.com/en-us/dotnet/core/testing/">https://docs.microsoft.com/en-us/dotnet/core/testing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.NET</text:p>
          </table:table-cell>
          <table:table-cell office:value-type="string">
            <text:p><text:a xlink:href="https://docs.microsoft.com/en-us/dotnet/core/testing/unit-testing-with-dotnet-test">https://docs.microsoft.com/en-us/dotnet/core/testing/unit-testing-with-dotnet-test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.NET</text:p>
          </table:table-cell>
          <table:table-cell office:value-type="string">
            <text:p><text:a xlink:href="https://xunit.net/">https://xunit.net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.NET</text:p>
          </table:table-cell>
          <table:table-cell office:value-type="string">
            <text:p><text:a xlink:href="https://xunit.net/docs/getting-started/netfx/visual-studio">https://xunit.net/docs/getting-started/netfx/visual-studio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#</text:p>
          </table:table-cell>
          <table:table-cell office:value-type="string">
            <text:p><text:a xlink:href="https://stackoverflow.com/questions/614818/in-c-what-is-the-difference-between-public-private-protected-and-having-no/49597029#49597029">https://stackoverflow.com/questions/614818/in-c-what-is-the-difference-between-public-private-protected-and-having-no/49597029#49597029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#</text:p>
          </table:table-cell>
          <table:table-cell office:value-type="string">
            <text:p><text:a xlink:href="https://docs.microsoft.com/en-us/dotnet/core/testing/unit-testing-best-practices">https://docs.microsoft.com/en-us/dotnet/core/testing/unit-testing-best-practices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#</text:p>
          </table:table-cell>
          <table:table-cell office:value-type="string">
            <text:p><text:a xlink:href="https://www.youtube.com/watch?v=ub3P8c87cwk">https://www.youtube.com/watch?v=ub3P8c87cwk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DD</text:p>
          </table:table-cell>
          <table:table-cell office:value-type="string">
            <text:p><text:a xlink:href="https://deviq.com/practices/test-driven-development">https://deviq.com/practices/test-driven-development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#</text:p>
          </table:table-cell>
          <table:table-cell office:value-type="string">
            <text:p><text:a xlink:href="https://docs.microsoft.com/en-us/dotnet/csharp/programming-guide/concepts/covariance-contravariance/">https://docs.microsoft.com/en-us/dotnet/csharp/programming-guide/concepts/covariance-contravariance/</text:a></text:p>
          </table:table-cell>
          <table:table-cell/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2">02/12/2021</text:date>, <text:time>13:0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Weight</meta:initial-creator>
    <meta:creation-date>2021-02-11T20:24:18.09</meta:creation-date>
    <dc:date>2021-02-12T13:04:46.75</dc:date>
    <dc:creator>James Weight</dc:creator>
    <meta:editing-duration>PT16H15M9S</meta:editing-duration>
    <meta:editing-cycles>81</meta:editing-cycles>
    <meta:generator>OpenOffice/4.1.5$Win32 OpenOffice.org_project/415m1$Build-9789</meta:generator>
    <meta:document-statistic meta:table-count="3" meta:cell-count="213" meta:object-count="0"/>
  </office:meta>
</office:document-meta>
</file>